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rebuchet MS" style:text-underline-style="solid" style:text-underline-width="auto" style:text-underline-color="font-color" fo:font-weight="normal" style:font-weight-asian="normal" style:font-weight-complex="normal"/>
    </style:style>
    <style:style style:name="P2" style:family="paragraph" style:parent-style-name="Standard" style:list-style-name="L2">
      <style:text-properties style:font-name="Trebuchet MS" style:text-underline-style="solid" style:text-underline-width="auto" style:text-underline-color="font-color" fo:font-weight="normal" style:font-weight-asian="normal" style:font-weight-complex="normal"/>
    </style:style>
    <style:style style:name="P3" style:family="paragraph" style:parent-style-name="Standard">
      <style:text-properties style:font-name="Trebuchet MS" style:text-underline-style="none" fo:font-weight="normal" style:font-weight-asian="normal" style:font-weight-complex="normal"/>
    </style:style>
    <style:style style:name="P4" style:family="paragraph" style:parent-style-name="Standard" style:list-style-name="L1">
      <style:text-properties style:font-name="Trebuchet MS" style:text-underline-style="none" fo:font-weight="normal" style:font-weight-asian="normal" style:font-weight-complex="normal"/>
    </style:style>
    <style:style style:name="T1" style:family="text">
      <style:text-properties style:text-underline-style="none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ce 1 :</text:p>
      <text:p text:style-name="P1"/>
      <text:p text:style-name="P3"/>
      <text:list xml:id="list4748359033675376374" text:style-name="L1">
        <text:list-item>
          <text:p text:style-name="P4">Faux</text:p>
        </text:list-item>
        <text:list-item>
          <text:p text:style-name="P4">Vrai</text:p>
        </text:list-item>
        <text:list-item>
          <text:p text:style-name="P4">Vrai </text:p>
        </text:list-item>
        <text:list-item>
          <text:p text:style-name="P4">Vrai</text:p>
        </text:list-item>
        <text:list-item>
          <text:p text:style-name="P4">Faux, les interfaces ne peuvent avoir que des champs public static final.</text:p>
        </text:list-item>
        <text:list-item>
          <text:p text:style-name="P4">Vrai, les deux le sont par défaut.</text:p>
        </text:list-item>
        <text:list-item>
          <text:p text:style-name="P4">Vrai</text:p>
        </text:list-item>
      </text:list>
      <text:p text:style-name="P3"/>
      <text:p text:style-name="P1">Exercice 2 :</text:p>
      <text:p text:style-name="P1"><text:span text:style-name="T1"/></text:p>
      <text:list xml:id="list1374842860499553657" text:style-name="L2">
        <text:list-item>
          <text:p text:style-name="P2"><text:span text:style-name="T1">Faux, il ne peut y avoir de champs abstrait, et soit g doit être abstraite soit avoir un corps.</text:span></text:p>
        </text:list-item>
        <text:list-item>
          <text:p text:style-name="P2"><text:span text:style-name="T1">Vrai, une classe abstraite peut hériter d'une classe non abstraite.</text:span></text:p>
        </text:list-item>
        <text:list-item>
          <text:p text:style-name="P2"><text:span text:style-name="T1">Faux, on a pas le droit de définir des constructeurs abstraits.</text:span></text:p>
        </text:list-item>
        <text:list-item>
          <text:p text:style-name="P2"><text:span text:style-name="T1">Faux, si on hérite d'une classe abstraite il faut implémenter toutes ses méthodes.</text:span></text:p>
        </text:list-item>
        <text:list-item>
          <text:p text:style-name="P2"><text:span text:style-name="T1">Vrai, car B est abstraite cette fois.</text:span></text:p>
        </text:list-item>
        <text:list-item>
          <text:p text:style-name="P2"><text:span text:style-name="T1">Faux, on ne peut pas hériter d'une interface, et une constante doit être initialisée.</text:span></text:p>
        </text:list-item>
        <text:list-item>
          <text:p text:style-name="P2"><text:span text:style-name="T1">Vrai.</text:span></text:p>
        </text:list-item>
      </text:list>
      <text:p text:style-name="P3"/>
      <text:p text:style-name="P1">Exercice 3 :</text:p>
      <text:p text:style-name="P1"><text:span text:style-name="T1"/></text:p>
      <text:p text:style-name="P1"><text:span text:style-name="T1">false</text:span></text:p>
      <text:p text:style-name="P1"><text:span text:style-name="T1">true</text:span></text:p>
      <text:p text:style-name="P1"><text:span text:style-name="T1">false</text:span></text:p>
      <text:p text:style-name="P1"><text:span text:style-name="T1"/></text:p>
      <text:p text:style-name="P1"><text:span text:style-name="T1">Il faut mettre ''12'' en int.</text:span></text:p>
      <text:p text:style-name="P1"><text:span text:style-name="T1">La valeur de x est 12</text:span></text:p>
      <text:p text:style-name="P1"><text:span text:style-name="T1">la valeur de x est 12 </text:span></text:p>
      <text:p text:style-name="P1"><text:span text:style-name="T1"/></text:p>
      <text:p text:style-name="P1">Exercice 4 :</text:p>
      <text:p text:style-name="P1"><text:span text:style-name="T1"/></text:p>
      <text:p text:style-name="P1"><text:span text:style-name="T1">Instrument <text:tab/>→ <text:s/>Instruments Mécaniques</text:span></text:p>
      <text:p text:style-name="P1"><text:span text:style-name="T1"><text:tab/><text:tab/>→ Instruments Electroniques</text:span></text:p>
      <text:p text:style-name="P1"><text:span text:style-name="T1"/></text:p>
      <text:p text:style-name="P1"><text:span text:style-name="T1"><text:tab/><text:tab/><text:tab/> <text:tab/>→ Cordes</text:span></text:p>
      <text:p text:style-name="P1"><text:span text:style-name="T1">Instruments Mécaniques<text:tab/>→ Vents</text:span></text:p>
      <text:p text:style-name="P1"><text:span text:style-name="T1"><text:tab/><text:tab/><text:tab/><text:tab/>→ Perussions</text:span></text:p>
      <text:p text:style-name="P1"><text:span text:style-name="T1"/></text:p>
      <text:p text:style-name="P1"><text:span text:style-name="T1"><text:tab/><text:tab/>→ Cordes pincées</text:span></text:p>
      <text:p text:style-name="P1"><text:span text:style-name="T1">Cordes<text:tab/>→ Cordes frappées</text:span></text:p>
      <text:p text:style-name="P1"><text:span text:style-name="T1"><text:tab/><text:tab/>→ Cordes frottées</text:span></text:p>
      <text:p text:style-name="P1"><text:span text:style-name="T1"/></text:p>
      <text:p text:style-name="P1"><text:span text:style-name="T1">Vents<text:tab/>→ Bois</text:span></text:p>
      <text:p text:style-name="P1"><text:span text:style-name="T1"><text:tab/>→ Cuivres</text:span></text:p>
      <text:p text:style-name="P1"><text:span text:style-name="T1"/></text:p>
      <text:p text:style-name="P1"><text:span text:style-name="T1">class Orgue extends Cuivre implements Clavierz</text:span></text:p>
      <text:p text:style-name="P1"><text:span text:style-name="T1">class Saxophone extends Bois</text:span></text:p>
      <text:p text:style-name="P1"><text:soft-page-break/><text:span text:style-name="T1">class GuitareElectrique extends Instruments Electroniques</text:span></text:p>
      <text:p text:style-name="P1"><text:span text:style-name="T1"/></text:p>
      <text:p text:style-name="P1">Exercice 5 :</text:p>
      <text:p text:style-name="P1"><text:span text:style-name="T1"/></text:p>
      <text:p text:style-name="P1"><text:span text:style-name="T1">On crée une interface Clavier que chaque instrument implémentera. </text:span></text:p>
      <text:p text:style-name="P1"><text:span text:style-name="T1"/></text:p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xime Gallais-Jimenez</meta:initial-creator>
    <meta:creation-date>2014-10-28T08:41:12.79</meta:creation-date>
    <dc:date>2014-10-28T10:30:01.06</dc:date>
    <dc:creator>Maxime Gallais-Jimenez</dc:creator>
    <meta:editing-duration>PT1H48M39S</meta:editing-duration>
    <meta:editing-cycles>22</meta:editing-cycles>
    <meta:generator>OpenOffice/4.1.1$Win32 OpenOffice.org_project/411m6$Build-9775</meta:generator>
    <meta:document-statistic meta:table-count="0" meta:image-count="0" meta:object-count="0" meta:page-count="2" meta:paragraph-count="39" meta:word-count="203" meta:character-count="1134"/>
  </office:meta>
</office:document-meta>
</file>